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 style:font-adornments="Regular"/>
    <style:font-face style:name="Arial1" svg:font-family="Arial" style:font-family-generic="swiss"/>
    <style:font-face style:name="Verdana" svg:font-family="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Verdana3" svg:font-family="Verdana" style:font-adornments="Полужирный курсив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ext_20_body">
      <style:text-properties style:use-window-font-color="true"/>
    </style:style>
    <style:style style:name="P4" style:family="paragraph" style:parent-style-name="Text_20_body">
      <style:text-properties style:use-window-font-color="true"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диалог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language="ru" fo:country="RU" fo:font-weight="normal" style:font-weight-asian="normal" style:font-weight-complex="normal"/>
    </style:style>
    <style:style style:name="P9" style:family="paragraph" style:parent-style-name="Text_20_body" style:list-style-name="диалог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weight="bold" style:font-weight-asian="bold" style:font-weight-complex="bold"/>
    </style:style>
    <style:style style:name="P11" style:family="paragraph" style:parent-style-name="Text_20_body" style:list-style-name="диалог"/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start" style:justify-single-word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language="ru" fo:country="RU"/>
    </style:style>
    <style:style style:name="T3" style:family="text">
      <style:text-properties style:use-window-font-color="true" fo:language="ru" fo:country="RU" fo:font-weight="normal" style:font-weight-asian="normal" style:font-weight-complex="normal"/>
    </style:style>
    <style:style style:name="T4" style:family="text">
      <style:text-properties style:use-window-font-color="true" fo:language="ru" fo:country="RU" fo:font-style="italic" style:font-style-asian="italic" style:font-style-complex="italic"/>
    </style:style>
    <style:style style:name="T5" style:family="text">
      <style:text-properties style:use-window-font-color="true"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fo:language="ru" fo:country="RU" fo:font-weight="bold" style:font-weight-asian="bold" style:font-weight-complex="bold"/>
    </style:style>
    <style:style style:name="T8" style:family="text">
      <style:text-properties style:use-window-font-color="true" fo:language="en" fo:country="US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/><text:bookmark-start text:name="Glava_24__Prichiny_manipuliatsii"/>Глава 24. <text:line-break/>Причины манипуляции<text:bookmark-end text:name="Glava_24__Prichiny_manipuliatsii"/></text:h>
      <text:p text:style-name="P3">Психопатом может быть кто угодно — родители, бабушки и дедушки, коллеги и начальники, мужья и жены. При этом, отличить психопата от нормального человека путем не психологического анализа сложно или порой даже невозможно.</text:p>
      <text:p text:style-name="P3">Для самих психически неполноценных индивидуумов нестабильность, непропорциональность и незрелость чувственно-понятийной системы затрудняет социальную адаптацию.</text:p>
      <text:p text:style-name="P3">Сочувствие, стыд, сожаление, умение осваивать полученный опыт, чувство вины и ответственности — понятия, которые психопаты не проживают, а <text:span text:style-name="T9">изображают</text:span>, в связи отсутствием у них высших моральных чувств — совести.</text:p>
      <text:p text:style-name="P3">К счастью, есть условия, при которых существует возможность коррекции и сглаживания симптомов психопатологии. Однако, судя по информации из различных источников, полного избавления от этого недуга быть не может — рано или поздно, произойдут обстоятельства, которые приведут к срыву и поведенческой дезадаптации нездорового индивидуума.</text:p>
      <text:p text:style-name="P3">Как я уже говорила, большой манипулятор вырастает из маленького манипулятора. Говоря о <text:span text:style-name="T9">приобретенном</text:span> расстройстве личности, манипуляция, как правило, родом из детства и может быть результатом неправильного воспитания.</text:p>
      <text:p text:style-name="Text_20_body"><text:span text:style-name="T1">Первое, на что следует смотреть — на семью. Уверена, там будет дисфункция и/или даже психические расстройства у членов семьи. В этой главе мы постараемся разобрать ошибки, которые родители могли допустить, в следствии чего нарушили формирование психики своего чада.</text:span></text:p>
      <text:p text:style-name="P3">Золотая середина — основа любого воспитания. Однако воспитание, в котором присутствуют <text:span text:style-name="T9">крайности</text:span>, может оказать травмирующий эффект на развитие личности ребенка. Вот мы и подошли к развязке: <text:span text:style-name="T9">переизбыток</text:span> или <text:span text:style-name="T9">недостаток</text:span> тех или иных аспектов воспитания могут нанести детям <text:span text:style-name="T10">серьезные </text:span>психологические травмы.</text:p>
      <text:p text:style-name="P3">Для начала нужно принять факт того, что не все агрессоры, и не всегда, действуют осознанно. В этой книге вы часто встречали такие выражения, как «план», «тактический ход», «прием», «стратегия», «метод» и т. д. Выражаясь этими словами, я пыталась описать ощущение абьюзера при совершении им аморальных действий, а также показать, что все эти действия направлены на получение желаемого результата.</text:p>
      <text:p text:style-name="P3">Осознанны эти действия, или нет, сейчас не важно. Это вопрос, на который могут ответить только специалисты данной области, коим я не являюсь. <text:soft-page-break/>Тема этой главы — <text:span text:style-name="T9">почему </text:span><text:span text:style-name="T12">и</text:span><text:span text:style-name="T9"> из-за чего</text:span> человек совершает эти действия.</text:p>
      <text:p text:style-name="P3">Правильное воспитание описывается в двух предложениях: в возрасте примерно до 6-ти лет ребенок должен ощущать себя всемогущим. Мало того, он должен ощущать всемогущими и своих родителей: «Я все могу, потому, что у меня есть мама и папа, которые все могут».</text:p>
      <text:p text:style-name="P3">Понять, как это делается — вот это уже искусство, которое требует внимательности к ребенку, к его первым проявлениям характера, к его личности и, конечно же, чувствам. Давайте попробуем описать переживания и чувства ребенка.</text:p>
      <text:p text:style-name="P3">Он что-то чувствует, он к чему-то или к кому-то привязан, он в чем-то или в ком-то нуждается. Назовем эти ощущения импульсами. Если что-то или кто-то эти импульсы пытается заглушить (например, лишить возможности иметь что-то, возможности общаться с кем-то и т. д.), то это обстоятельство может стать психологической травмой.</text:p>
      <text:p text:style-name="P3">Импульс не реализован. Он остается в памяти, как глубокое разочарование. Но он есть и ждет нужного времени для новой попытки реализоваться, получить статус завершенного действа. Такой импульс можно назвать травматическим опытом.</text:p>
      <text:p text:style-name="P3">Так вот, во взрослом возрасте, возможно, эти воспоминания стираются, как факты из прошлого, которые были, на самом деле. Человек может не помнить, что с ним произошло в детстве, но иметь подсознательное (т. е. неосознанное) представление о том, как к этому событию относиться. Грубо говоря, это ассоциация.</text:p>
      <text:p text:style-name="P3">Итак, имея представление о каком-либо нереализованном или просто болезненном событии, чувства по отношению к этому событию трансформируются в поведение, направленное на попытку это болезненное событие исправить — реализовать нереализованный импульс, который блуждает глубоко в человеческом подсознании.</text:p>
      <text:p text:style-name="P3">Для начала давайте разберемся как устроена наша психика. Наш мозг это огромная секретная база. В этой базе есть три помещения — сознание, предсознание и подсознание. Вся поступающая информация, которая попадает в нашу базу сортируется и отправляется в нужное помещение:</text:p>
      <text:p text:style-name="P4">Распределительное помещение «Сознание».</text:p>
      <text:p text:style-name="P3">В сознании находится то, что мы переживаем — ощущения, чувства и мысли. Главная особенность сознания в том, что мы умеем анализировать, объяснять и сортировать все, что в нем находится как желательное (приятное) и нежелательное (неприятное).</text:p>
      <text:p text:style-name="P3">Например: У вас был выбор — читать эту книгу или не читать. Вы приняли решение, стало быть — прочитать. Читая, вы анализируете, является ли для вас эта информация полезной или нет, пригодится она вам или нет, интересно ли вам все это, или нет, и т. д.</text:p>
      <text:p text:style-name="P4">Склад «Предсознание».</text:p>
      <text:p text:style-name="P3">В предсознании находится та информация, которую мы когда-то запомнили, но в данный момент времени она нам не нужна.</text:p>
      <text:p text:style-name="P3"><text:soft-page-break/>Например: вы сейчас читаете эту информацию, но, наверняка, не думаете о том, как вас зовут. Угадала?</text:p>
      <text:p text:style-name="P4">Лаборатории «Подсознание».</text:p>
      <text:p text:style-name="P3">В подсознании хранится вся информация о наших рефлекторных способностях — те действия, которые мы совершаем автоматически, то есть неосознанно.</text:p>
      <text:p text:style-name="P3">Также, в подсознании находится вся информация о полученном нами опыте, в том числе и травматический опыт.</text:p>
      <text:p text:style-name="Subtitle">* * *</text:p>
      <text:p text:style-name="Text_20_body">Представьте себе, что на <text:span text:style-name="T13">базу привозят зверька. Он еще маленький, но никто не знает, что это за существо и </text:span><text:span text:style-name="T11">что из него вырастет</text:span><text:span text:style-name="T13">. Ученые пока не в состоянии разобраться, что это за вид и применяют меры предосторожности — отправляют детеныша в лабораторию для исследований.</text:span></text:p>
      <text:p text:style-name="P5">В лаборатории его помещают в клетку. Там он находится под наблюдением, но выйти не может. Он растет и набирается сил. Клетка, в которой он сидит становиться ему мала. Он хочет выйти на свободу, но его удерживают взаперти насильно, пока что — успешно.</text:p>
      <text:p text:style-name="P5">И вот на базе происходит сбой электроэнергии, и клетка этого зверька открывается. Он убегает из лаборатории и проникает на склад. Его замечают, пытаются поймать и посадить в клетку обратно, однако этот зверек успевает добротно всех искусать, что повлекло за собой реакцию — панику.</text:p>
      <text:p text:style-name="P5">Как его словить, как обезвредить — никто не знает. Он бегает по складу, наводит беспредел и бедлам, всех пугает и становится совершенно неконтролируемым.</text:p>
      <text:p text:style-name="P3">Так вот зверек — это тот самый травмирующий опыт. Это что-то очень плохое или неизвестное, что произошло с человеком. То, с чем он не согласен, не хочет или не в состоянии мириться.</text:p>
      <text:p text:style-name="P3">Ученые — это психика, которая понятия не имеет как с этим травмирующим опытом жить и что с ним теперь делать, и вытесняет его в лабораторию, то есть в подсознание, как угрозу. Теперь психика пытается изо всех сил не думать о нем, пытается о нем забыть и абстрагироваться, удерживая негативные воспоминания в надежной «клетке».</text:p>
      <text:p text:style-name="P3">Однако человеческий организм дает сбой: похожая ситуация, либо же переутомление или хронический недосып могут помешать психике удерживать в подсознании эти нежелательные воспоминания, и <text:span text:style-name="T10">они всплывают на поверхность — попадают на склад наших мыслей, где наводят жуткий беспорядок.</text:span></text:p>
      <text:p text:style-name="P3">Сознание, так сказать, «видит» часть этих травмирующих воспоминаний и реагирует на них — страхом, паникой, непониманием, гневом, злостью и т. д.</text:p>
      <text:p text:style-name="Text_20_body"><text:soft-page-break/><text:span text:style-name="T1">Эта реакция и является симптомом.</text:span></text:p>
      <text:p text:style-name="Text_20_body"><text:span text:style-name="T1">Так вот, в этой главе </text:span><text:span text:style-name="T2">я попробую описать травмирующие события, которые человек, страдающий расстройством личности мог пережить в детстве. Я хочу рассказать вам, с чем иногда приходится иметь дело детской психике. Я хочу рассказать, что ребенок способен удерживать в своем подсознании. Я хочу рассказать, насколько сильными могут быть его переживания и нагрузка, которую эти переживания оказывают. Неудивительно, что однажды все его «демоны» могут вылезти наружу.</text:span></text:p>
      <text:h text:style-name="P1" text:outline-level="3"><text:span text:style-name="T2">Похвала</text:span></text:h>
      <text:p text:style-name="P5"><text:span text:style-name="T1">Похвала это один из самых мощных инструментов мотивации. Искреннее одобрение, положительная оценка дают ребенку понять правильность своего действия.</text:span></text:p>
      <text:p text:style-name="P5"><text:span text:style-name="T2">Похвала не должна быть взбалмошной. Похвала должна быть </text:span><text:span text:style-name="T4">признанием</text:span><text:span text:style-name="T2">!</text:span></text:p>
      <text:p text:style-name="P7"><text:span text:style-name="T1">«Ты»</text:span><text:span text:style-name="T8">:</text:span></text:p>
      <text:list xml:id="list2552332101398368787" text:style-name="диалог">
        <text:list-item>
          <text:p text:style-name="P9"><text:span text:style-name="T1">Ты такой смелый!</text:span></text:p>
        </text:list-item>
        <text:list-item>
          <text:p text:style-name="P9"><text:span text:style-name="T1">Ты молодец!</text:span></text:p>
        </text:list-item>
        <text:list-item>
          <text:p text:style-name="P9"><text:span text:style-name="T1">Ты мне очень помог!</text:span></text:p>
        </text:list-item>
      </text:list>
      <text:p text:style-name="P10"><text:span text:style-name="T1">«Я»:</text:span></text:p>
      <text:list xml:id="list34773949" text:continue-numbering="true" text:style-name="диалог">
        <text:list-item>
          <text:p text:style-name="P9"><text:span text:style-name="T1">Я очень рада!</text:span></text:p>
        </text:list-item>
        <text:list-item>
          <text:p text:style-name="P9"><text:span text:style-name="T1">Я горжусь тобой!</text:span></text:p>
        </text:list-item>
      </text:list>
      <text:p text:style-name="P8"><text:span text:style-name="T1">Такая похвала создает ощущение близости между родителями и ребенком. Он понимает, что то, что он делает — очень важно для родителей и они, всякий раз, радуются его новым достижениям. В таком случае ребенок ощущает себя одним целым с родителями.</text:span></text:p>
      <text:p text:style-name="P8"><text:span text:style-name="T1">Также, немаловажный момент — хвалить нужно не за таланты и способности, а за усилия. Это нужно, дабы развить в нем стремление преуспевать: чем больше трудишься, тем лучше получается. Талант — это хорошо! Но над ним нужно работать, чтобы добиться лучших результатов, даже не смотря на то, что задатки есть.</text:span></text:p>
      <text:p text:style-name="P8"><text:span text:style-name="T1">Такая похвала помогает развить в ребенке стремление развиваться. Благодаря этому он не будет бояться новых начинаний, несмотря на то, что они подразумевают возможный риск неудачи.</text:span></text:p>
      <text:p text:style-name="P8"><text:span text:style-name="T1">Неудачи нужно не критиковать, а помогать их исправить, делая акценты на положительных качествах ребенка.</text:span></text:p>
      <text:list xml:id="list34746980" text:continue-numbering="true" text:style-name="диалог">
        <text:list-item>
          <text:p text:style-name="P11"><text:span text:style-name="T3">Не получилось? Ничего страшного, сейчас исправим. Ты почти все сделал правильно.</text:span></text:p>
        </text:list-item>
      </text:list>
      <text:p text:style-name="Text_20_body"><text:span text:style-name="T3">В любом случае, критика или похвала должна быть направлена не на личность ребенка, а на его действия. Однако, недостаток или переизбыток похвалы может нанести серьезный вред психике ребенка.</text:span></text:p>
      <text:h text:style-name="Heading_20_4" text:outline-level="4"><text:span text:style-name="T2">Переизбыток похвалы</text:span></text:h>
      <text:p text:style-name="P5"><text:span text:style-name="T2">Родители любят своего ребенка. Очень любят. Они души в нем не чают. Неудивительно, что даже самые незначительные детские достижения в такой семье считаются праздником.</text:span></text:p>
      <text:p text:style-name="P5"><text:soft-page-break/><text:span text:style-name="T2">Кракозяблы акварелью — гениальный рисунок. На уроках пения не попадает в ноты — будущий великий певец. Пришел седьмой к финишу — прирожденный лидер.</text:span></text:p>
      <text:p text:style-name="P5"><text:span text:style-name="T2">Родители считают, что их ребенок — гений и всем об этом рассказывают! Направо и налево, учителям и знакомым, в его присутствии или нет, они расхваливают, перехваливают и выхваливают свое чадо!</text:span></text:p>
      <text:p text:style-name="P5"><text:span text:style-name="T2">Кто не согласен — тот завидует. Кто не оценил — тот ничего не понимает. Кто критикует, тому необходимо пересмотреть свое отношение к истинным гениям!</text:span></text:p>
      <text:p text:style-name="P5"><text:span text:style-name="T2">Чрезмерная похвала обесценивает старания и усилия ребенка. Опираясь лишь на свои таланты, ребенок перестает совершенствоваться.</text:span></text:p>
      <text:list xml:id="list34755817" text:continue-numbering="true" text:style-name="диалог">
        <text:list-item>
          <text:p text:style-name="P6"><text:span text:style-name="T1">Петенька! Ты покакал! Какой молодец! Мы гордимся тобой!</text:span></text:p>
        </text:list-item>
      </text:list>
      <text:p text:style-name="P5"><text:span text:style-name="T2">Петеньке 15 лет и Петенька горд, что покакал!</text:span></text:p>
      <text:p text:style-name="P5"><text:span text:style-name="T2">Со временем такому ребенку требуется все больше и больше похвалы, а страсти к трудолюбию, как мы понимаем, нет. Такой человек верит в свое превосходство неоправданно, а потому, что мама с папой так сказали, а они врать не станут.</text:span></text:p>
      <text:p text:style-name="P5"><text:span text:style-name="T2">Последствия воспитания чрезмерной похвалой могут быть крайне неблагоприятными как для самого ребенка, так и для окружающих. Ребенок вырастает неудачником и лодырем с нарциссическими чертами в характере. Он верит в свое превосходство и преувеличивает свои достоинства. Он вырастает совершенно неспособным к каким-либо достижениям, но постоянно стремится быть признанным.</text:span></text:p>
      <text:p text:style-name="P5"><text:span text:style-name="T2">Он высокомерен и самоуверен, горд и хвастлив. Он жаждет внимания и похвалы на работе, в семье, в кругу друзей. Нередко такие люди оказываются психовампирами, цель которых — любыми средствами добиться от собеседника похвалы и внимания. Если в этом ему отказывают, то он начинает обвинять в зависти, обижаться, придираться и строить козни, другими словами — мстить.</text:span></text:p>
      <text:p text:style-name="P5"><text:span text:style-name="T1">Встретив человека, которого в детстве шибко расхваливали, окружающим кажется, что он приятный и учтивый собеседник. С ним легко вести диалог. Он вежлив и обладает хорошими манерами. Особенно при знакомстве.</text:span></text:p>
      <text:p text:style-name="P5"><text:span text:style-name="T2">В последствии же выяснится, что у такого общения есть своя цель — вызвать интерес к собственной персоне. Выпячивая свои выдуманные и преувеличенные достойные качества, он начнет манипулировать собеседником для получения новой дозы похвалы и восхищения.</text:span></text:p>
      <text:p text:style-name="P5"><text:span text:style-name="T2">Поняв, что окружающие не такие «внимательные», как мама с папой, и не могут разглядеть в нем гения, он может схитрить, обмануть или даже присвоить себе чей-то труд, дабы во что бы то не стало получить признание.</text:span></text:p>
      <text:h text:style-name="Heading_20_4" text:outline-level="4"><text:span text:style-name="T2">Недостаток похвалы</text:span></text:h>
      <text:p text:style-name="Text_20_body"><text:soft-page-break/><text:span text:style-name="T2">Недостаток похвалы также сказывается неблагоприятно на развитии личности. Ребенок ощущает, что его не любят, или же любят, но лишь за заслуги. Такое воспитание наносит психологическую травму психике ребенка.</text:span></text:p>
      <text:p text:style-name="Text_20_body"><text:span text:style-name="T2">В такой семье принято считать, что похвала только балует. Ребенок изо всех сил старается угодить родителям — учеба, спорт, художка... но услышать доброе словечко ему не суждено.</text:span></text:p>
      <text:list xml:id="list34758759" text:continue-numbering="true" text:style-name="диалог">
        <text:list-item>
          <text:p text:style-name="P11"><text:span text:style-name="T2">Нашел чем хвастаться! Можно подумать, что ты этого сам добился! Это наша с папой заслуга — если бы не мы...!</text:span></text:p>
        </text:list-item>
      </text:list>
      <text:p text:style-name="P5"><text:span text:style-name="T2">Заслуги и старания если и принимаются во внимание, то как должное и никогда не поощряются. Однако в случае провала ребенок слышит:</text:span></text:p>
      <text:list xml:id="list34746748" text:continue-numbering="true" text:style-name="диалог">
        <text:list-item>
          <text:p text:style-name="P11"><text:span text:style-name="T3">И в кого ты у нас такой бездарь?!</text:span></text:p>
        </text:list-item>
      </text:list>
      <text:p text:style-name="Text_20_body"><text:span text:style-name="T3">Конечно, такое воспитание демотивирует. Ребенок в какой-то момент просто перестает стараться. Он понимает, что в любом случае будет облаян родителями. Он понимает, что его стараний вечно мало или недостаточно, так зачем же стараться?!</text:span></text:p>
      <text:p text:style-name="Text_20_body"><text:span text:style-name="T3">Не исключено, что в такой семье имеет место сравнение. Родители могли сравнивать ребенка с остальными:</text:span></text:p>
      <text:list xml:id="list34749828" text:continue-numbering="true" text:style-name="диалог">
        <text:list-item>
          <text:p text:style-name="P11"><text:span text:style-name="T3">У всех дети, как дети, а у нас…</text:span></text:p>
        </text:list-item>
        <text:list-item>
          <text:p text:style-name="P11"><text:span text:style-name="T3">Почему Петя и Маша могут, а ты нет?</text:span></text:p>
        </text:list-item>
      </text:list>
      <text:p text:style-name="Text_20_body"><text:span text:style-name="T3">Или же его собственные достижения с прошлыми результатами:</text:span></text:p>
      <text:list xml:id="list34753990" text:continue-numbering="true" text:style-name="диалог">
        <text:list-item>
          <text:p text:style-name="P11"><text:span text:style-name="T3">Хорошо, но раньше у тебя лучше получалось...</text:span></text:p>
        </text:list-item>
      </text:list>
      <text:p text:style-name="Text_20_body"><text:span text:style-name="T3">Также, скорее всего, и нынешние достижения подвергались сравнениям:</text:span></text:p>
      <text:list xml:id="list34744671" text:continue-numbering="true" text:style-name="диалог">
        <text:list-item>
          <text:p text:style-name="P11"><text:span text:style-name="T1">Ты получил пять по математике? Хорошо. Вот еще бы по английскому пятерку принес — вообще бы тебе цены не было... — часто слышал ребенок от своих воспитателей.</text:span></text:p>
        </text:list-item>
        <text:list-item>
          <text:p text:style-name="P11"><text:span text:style-name="T3">На городских соревнованиях занял второе место — молодец, но почему не первое?!</text:span></text:p>
        </text:list-item>
      </text:list>
      <text:p text:style-name="Text_20_body"><text:span text:style-name="T3">Во всех трех случаях, подобные отзывы родителей говорят ребенку о том, что он недостаточно умен, недостаточно талантлив, недостаточно усерден, соответственно — глуп, бездарен и ленив. Он понимает, что его любить не за что, и в какой-то момент просто отказывается стремиться к чему-то большему.</text:span></text:p>
      <text:p text:style-name="Text_20_body"><text:span text:style-name="T3">Постоянные замечания лишь прив</text:span><text:span text:style-name="T6">и</text:span><text:span text:style-name="T3">ли ему отвращение к труду, а извечная критика, как ни странно, крепко накрепко привязала к родителям. Такой ребенок всю жизнь мечтает об одобрении родителей и складывает к их ногам свои большие и мелкие достижения.</text:span></text:p>
      <text:p text:style-name="Text_20_body"><text:span text:style-name="T3">Также, недохваленный в детстве человек испытывает страх перед любым новым делом. Дабы избежать критики, он старается увильнуть от выполнения своих обязанностей, а при попытки заставить его, он может проявить защитную реакцию или даже агрессию:</text:span></text:p>
      <text:list xml:id="list34747691" text:continue-numbering="true" text:style-name="диалог">
        <text:list-item>
          <text:p text:style-name="P11"><text:span text:style-name="T3">Почему это я должен делать? Тебе надо, ты и делай!</text:span></text:p>
        </text:list-item>
      </text:list>
      <text:p text:style-name="Text_20_body"><text:soft-page-break/><text:span text:style-name="T3">Недохваленный в детстве человек может вырасти манипулятором. Дабы не быть раскритикованным или стесняясь признать, что чего-то не умеет, его поведение будет направлено на делегирование своих обязанностей, как в быту, так и на работе, ссылаясь на разные отговорки.</text:span></text:p>
      <text:p text:style-name="Text_20_body"><text:span text:style-name="T3">Потребность быть признанным может стать патологической, когда результаты достигаются любыми, как правило, аморальными, беспринципными и жесткими методами. Отсюда и склонность к самооправданию. Нужно скрыть свою болезненную жажду быть важным, нужным и способным в глазах близких, а также спрятать аморальность действий, которыми сопровождаются эти методы по достижению целей.</text:span></text:p>
      <text:p text:style-name="P12"><text:span text:style-name="T3">* * *</text:span></text:p>
      <text:p text:style-name="P13"><text:span text:style-name="T3">в этой главе еще будет:</text:span></text:p>
      <text:p text:style-name="P13"><text:span text:style-name="T7">благодарность</text:span><text:span text:style-name="T3"> (</text:span><text:span text:style-name="T5">недостаток</text:span><text:span text:style-name="T3">)</text:span></text:p>
      <text:p text:style-name="P13"><text:span text:style-name="T7">контроль</text:span><text:span text:style-name="T3"> <text:s/>(</text:span><text:span text:style-name="T5">запреты и правила, и полная свобода</text:span><text:span text:style-name="T3">)</text:span></text:p>
      <text:p text:style-name="P13"><text:span text:style-name="T7">внимание</text:span><text:span text:style-name="T3"> (</text:span><text:span text:style-name="T5">нарушение личных границ</text:span><text:span text:style-name="T3"> и </text:span><text:span text:style-name="T5">равнодушие</text:span><text:span text:style-name="T3">)</text:span></text:p>
      <text:p text:style-name="P13"><text:span text:style-name="T7">внутрисемейные взаимоотношения</text:span><text:span text:style-name="T3"> (соперничество, коалиция)</text:span></text:p>
      <text:p text:style-name="P13"><text:span text:style-name="T7">вежливость</text:span><text:span text:style-name="T3"> (хамство, лицемерие)</text:span></text:p>
      <text:p text:style-name="P13"><text:span text:style-name="T7">помощь</text:span><text:span text:style-name="T3"> («все делай сам», «мы все за тебя сделаем»)</text:span></text:p>
      <text:p text:style-name="P13"><text:span text:style-name="T7">наказание</text:span><text:span text:style-name="T3"> (строгое по делу и без, безнаказанность)</text:span></text:p>
      <text:p text:style-name="P13"><text:span text:style-name="T7">защита и забота</text:span><text:span text:style-name="T3"> («не трогайте нашего мальчика», «еще раз придешь с синяками — выпорю»)</text:span></text:p>
      <text:p text:style-name="P13"><text:span text:style-name="T7">честность</text:span><text:span text:style-name="T3"> (ребенок — поверенный родителей, лживость родителей)</text:span></text:p>
      <text:p text:style-name="P13"><text:span text:style-name="T7">доверие</text:span><text:span text:style-name="T3"> (сверхдовение, проверки и подозрительность)</text:span></text:p>
      <text:p text:style-name="P13"><text:span text:style-name="T7">мотивация</text:span><text:span text:style-name="T3"> (принуждение, внушение чувство ущербности)</text:span></text:p>
      <text:p text:style-name="P13"><text:span text:style-name="T7">развитие склонностей</text:span><text:span text:style-name="T3"> («занимайся чем хочешь», игнорирование склонностей)</text:span></text:p>
      <text:p text:style-name="P13"><text:span text:style-name="T7">жадность</text:span><text:span text:style-name="T3"> (раздаривание игрушек ребенка, отсутствие сюрпризов и подарков)</text:span></text:p>
      <text:p text:style-name="P13"><text:span text:style-name="T3">...</text:span></text:p>
      <text:p text:style-name="P1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 style:font-adornments="Regular"/>
    <style:font-face style:name="Arial1" svg:font-family="Arial" style:font-family-generic="swiss"/>
    <style:font-face style:name="Verdana" svg:font-family="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Verdana3" svg:font-family="Verdana" style:font-adornments="Полужирный курсив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ru" fo:country="RU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Arial1"/>
    </style:style>
    <style:style style:name="Normal" style:family="paragraph">
      <style:paragraph-properties fo:margin-left="0cm" fo:margin-right="0cm" style:line-height-at-least="0.508cm" fo:text-align="justify" style:justify-single-word="false" fo:hyphenation-ladder-count="no-limit" fo:text-indent="0.353cm" style:auto-text-indent="false"/>
      <style:text-properties fo:color="#000000" style:font-name="Cambria" fo:font-size="12pt" style:font-name-asian="Cambria" style:font-size-asian="12pt" style:font-name-complex="Times New Roman" style:font-size-complex="12pt" style:language-complex="ar" style:country-complex="SA" fo:hyphenate="false" fo:hyphenation-remain-char-count="0" fo:hyphenation-push-char-count="0"/>
    </style:style>
    <style:style style:name="Heading_20_2" style:display-name="Heading 2" style:family="paragraph" style:parent-style-name="Normal" style:next-style-name="Text_20_body" style:default-outline-level="2" style:class="text" style:master-page-name="">
      <style:paragraph-properties fo:margin-left="0cm" fo:margin-right="0cm" fo:margin-top="1cm" fo:margin-bottom="2cm" style:line-height-at-least="0.72cm" fo:text-align="center" style:justify-single-word="false" fo:hyphenation-ladder-count="no-limit" fo:text-indent="0cm" style:auto-text-indent="false" style:page-number="auto" fo:background-color="#ffffff" fo:padding="0cm" fo:border="none" style:shadow="none">
        <style:tab-stops/>
        <style:background-image/>
      </style:paragraph-properties>
      <style:text-properties style:font-name="Verdana1" fo:font-size="14pt" fo:font-weight="bold" style:font-size-asian="17pt" style:font-weight-asian="bold" style:font-size-complex="17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margin-top="0.7cm" fo:margin-bottom="0.7cm" fo:text-align="center" style:justify-single-word="false"/>
      <style:text-properties style:font-name="Verdana2" fo:font-size="11pt" fo:font-style="normal" style:font-size-asian="14pt" style:font-style-asian="italic" style:font-size-complex="14pt" style:font-style-complex="italic"/>
    </style:style>
    <style:style style:name="Heading_20_3" style:display-name="Heading 3" style:family="paragraph" style:parent-style-name="Normal" style:next-style-name="Text_20_body" style:default-outline-level="3" style:class="text" style:master-page-name="">
      <style:paragraph-properties fo:margin-left="0cm" fo:margin-right="0cm" fo:margin-top="1cm" fo:margin-bottom="1cm" style:line-height-at-least="0.572cm" fo:text-align="center" style:justify-single-word="false" fo:hyphenation-ladder-count="no-limit" fo:text-indent="0.499cm" style:auto-text-indent="false" style:page-number="auto" fo:background-color="#ffffff" fo:padding="0cm" fo:border="none" style:shadow="none">
        <style:tab-stops/>
        <style:background-image/>
      </style:paragraph-properties>
      <style:text-properties style:font-name="Verdana1" fo:font-size="13pt" fo:font-weight="bold" style:font-size-asian="13.5pt" style:font-weight-asian="bold" style:font-size-complex="13.5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Text_20_body" style:default-outline-level="4" style:class="text" style:master-page-name="">
      <style:paragraph-properties fo:margin-left="0cm" fo:margin-right="0cm" fo:margin-top="1cm" fo:margin-bottom="1cm" fo:text-align="start" style:justify-single-word="false" fo:hyphenation-ladder-count="no-limit" fo:text-indent="0.499cm" style:auto-text-indent="false" style:page-number="auto" fo:background-color="#ffffff" fo:padding="0cm" fo:border="none" style:shadow="none">
        <style:tab-stops/>
        <style:background-image/>
      </style:paragraph-properties>
      <style:text-properties style:use-window-font-color="true" style:font-name="Verdana3" fo:font-size="11pt" fo:font-style="normal" fo:font-weight="bold" fo:background-color="#ffffff" style:font-style-asian="italic" style:font-weight-asian="bold" style:font-style-complex="italic" style:font-weight-complex="bold"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диалог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0.499cm"/>
        </style:list-level-properties>
        <style:text-properties style:font-name="Segoe UI"/>
      </text:list-level-style-bullet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1.905cm" fo:text-indent="0.499cm"/>
        </style:list-level-properties>
        <style:text-properties style:font-name="Segoe UI"/>
      </text:list-level-style-bullet>
      <text:list-level-style-bullet text:level="3" text:style-name="Bullet_20_Symbols" text:bullet-char="—">
        <style:list-level-properties text:list-level-position-and-space-mode="label-alignment">
          <style:list-level-label-alignment text:label-followed-by="listtab" text:list-tab-stop-position="2.54cm" fo:text-indent="0.499cm"/>
        </style:list-level-properties>
        <style:text-properties style:font-name="Segoe UI"/>
      </text:list-level-style-bullet>
      <text:list-level-style-bullet text:level="4" text:style-name="Bullet_20_Symbols" text:bullet-char="—">
        <style:list-level-properties text:list-level-position-and-space-mode="label-alignment">
          <style:list-level-label-alignment text:label-followed-by="listtab" text:list-tab-stop-position="3.175cm" fo:text-indent="0.499cm"/>
        </style:list-level-properties>
        <style:text-properties style:font-name="Segoe UI"/>
      </text:list-level-style-bullet>
      <text:list-level-style-bullet text:level="5" text:style-name="Bullet_20_Symbols" text:bullet-char="—">
        <style:list-level-properties text:list-level-position-and-space-mode="label-alignment">
          <style:list-level-label-alignment text:label-followed-by="listtab" text:list-tab-stop-position="3.81cm" fo:text-indent="0.499cm"/>
        </style:list-level-properties>
        <style:text-properties style:font-name="Segoe UI"/>
      </text:list-level-style-bullet>
      <text:list-level-style-bullet text:level="6" text:style-name="Bullet_20_Symbols" text:bullet-char="—">
        <style:list-level-properties text:list-level-position-and-space-mode="label-alignment">
          <style:list-level-label-alignment text:label-followed-by="listtab" text:list-tab-stop-position="4.445cm" fo:text-indent="0.499cm"/>
        </style:list-level-properties>
        <style:text-properties style:font-name="Segoe UI"/>
      </text:list-level-style-bullet>
      <text:list-level-style-bullet text:level="7" text:style-name="Bullet_20_Symbols" text:bullet-char="—">
        <style:list-level-properties text:list-level-position-and-space-mode="label-alignment">
          <style:list-level-label-alignment text:label-followed-by="listtab" text:list-tab-stop-position="5.08cm" fo:text-indent="0.499cm"/>
        </style:list-level-properties>
        <style:text-properties style:font-name="Segoe UI"/>
      </text:list-level-style-bullet>
      <text:list-level-style-bullet text:level="8" text:style-name="Bullet_20_Symbols" text:bullet-char="—">
        <style:list-level-properties text:list-level-position-and-space-mode="label-alignment">
          <style:list-level-label-alignment text:label-followed-by="listtab" text:list-tab-stop-position="5.715cm" fo:text-indent="0.499cm"/>
        </style:list-level-properties>
        <style:text-properties style:font-name="Segoe UI"/>
      </text:list-level-style-bullet>
      <text:list-level-style-bullet text:level="9" text:style-name="Bullet_20_Symbols" text:bullet-char="—">
        <style:list-level-properties text:list-level-position-and-space-mode="label-alignment">
          <style:list-level-label-alignment text:label-followed-by="listtab" text:list-tab-stop-position="6.35cm" fo:text-indent="0.499cm"/>
        </style:list-level-properties>
        <style:text-properties style:font-name="Segoe UI"/>
      </text:list-level-style-bullet>
      <text:list-level-style-bullet text:level="10" text:style-name="Bullet_20_Symbols" text:bullet-char="—">
        <style:list-level-properties text:list-level-position-and-space-mode="label-alignment">
          <style:list-level-label-alignment text:label-followed-by="listtab" text:list-tab-stop-position="6.985cm" fo:text-indent="0.499cm"/>
        </style:list-level-properties>
        <style:text-properties style:font-name="Segoe UI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Яна </meta:initial-creator>
    <meta:creation-date>2018-03-05T14:39:57.20</meta:creation-date>
    <meta:document-statistic meta:table-count="0" meta:image-count="0" meta:object-count="0" meta:page-count="8" meta:paragraph-count="104" meta:word-count="2250" meta:character-count="15320"/>
    <dc:date>2018-03-05T14:56:24.27</dc:date>
    <dc:creator>Яна </dc:creator>
    <meta:editing-duration>PT7S</meta:editing-duration>
    <meta:editing-cycles>1</meta:editing-cycles>
    <meta:generator>OpenOffice/4.1.5$Win32 OpenOffice.org_project/415m1$Build-9789</meta:generator>
  </office:meta>
</office:document-meta>
</file>